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Text_20_body">
      <style:text-properties fo:font-size="12pt"/>
    </style:style>
    <style:style style:name="P3" style:family="paragraph" style:parent-style-name="Heading_20_2">
      <style:text-properties style:font-name="Arial"/>
    </style:style>
    <style:style style:name="P4" style:family="paragraph" style:parent-style-name="Text_20_body" style:list-style-name="L1"/>
    <style:style style:name="P5" style:family="paragraph" style:parent-style-name="Text_20_body" style:list-style-name="L1">
      <style:paragraph-properties fo:margin-top="0in" fo:margin-bottom="0in"/>
    </style:style>
    <style:style style:name="P6" style:family="paragraph" style:parent-style-name="Text_20_body" style:list-style-name="L1">
      <style:paragraph-properties fo:margin-top="0in" fo:margin-bottom="0in"/>
      <style:text-properties style:font-size-asian="12pt"/>
    </style:style>
    <style:style style:name="P7" style:family="paragraph" style:parent-style-name="Standard">
      <style:text-properties fo:font-weight="bold" style:font-weight-asian="bold" style:font-weight-complex="bold"/>
    </style:style>
    <style:style style:name="T1" style:family="text">
      <style:text-properties style:font-name="Arial"/>
    </style:style>
    <style:style style:name="T2" style:family="text">
      <style:text-properties fo:font-size="12pt"/>
    </style:style>
    <style:style style:name="T3" style:family="text">
      <style:text-properties fo:font-size="12pt" fo:font-weight="bold" style:font-weight-asian="bold" style:font-weight-complex="bold"/>
    </style:style>
    <style:style style:name="T4" style:family="text">
      <style:text-properties style:font-size-asian="12pt"/>
    </style:style>
    <style:style style:name="T5" style:family="text">
      <style:text-properties style:font-size-asian="18pt"/>
    </style:style>
    <style:style style:name="T6" style:family="text">
      <style:text-properties fo:font-weight="bold" style:font-weight-asian="bold" style:font-weight-complex="bold"/>
    </style:style>
    <style:style style:name="T7" style:family="text">
      <style:text-properties fo:font-size="13pt" style:font-size-asian="13pt" style:font-size-complex="13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span text:style-name="T7">http://www.cnblogs.com/BloodAndBone/archive/2010/09/07/1820319.html</text:span></text:h>
      <text:h text:style-name="Heading_20_2" text:outline-level="2"><text:span text:style-name="T1">1.2  SSL(Server Socket Layer)</text:span>简介</text:h>
      <text:p text:style-name="Text_20_body"><text:span text:style-name="T4">在网络上信息在源</text:span><text:span text:style-name="T2">-</text:span><text:span text:style-name="T4">宿的传递过程中会经过其它的计算机。一般情况下，中间的计算机 不会监听路过的信息。但在使用网上银行或者进行信用卡交易的时候有可能被监视，从而导致个人隐私的泄露。由于</text:span><text:span text:style-name="T2">Internet</text:span><text:span text:style-name="T4">和</text:span><text:span text:style-name="T2">Intranet</text:span><text:span text:style-name="T4">体系结构 的原因，总有某些人能够读取并替换用户发出的信息。随着网上支付的不断发展，人们对信息安全的要求越来越高。因此</text:span><text:span text:style-name="T2">Netscape</text:span><text:span text:style-name="T4">公司提出了</text:span><text:span text:style-name="T2">SSL</text:span><text:span text:style-name="T4">协议， 旨在达到在开放网络</text:span><text:span text:style-name="T2">(Internet)</text:span><text:span text:style-name="T4">上安全保密地传输信息的目的，这种协议在</text:span><text:span text:style-name="T2">WEB</text:span><text:span text:style-name="T4">上获得了广泛的应用。 之后</text:span><text:span text:style-name="T2">IETF(www.ietf.org)</text:span><text:span text:style-name="T4">对</text:span><text:span text:style-name="T2">SSL</text:span><text:span text:style-name="T4">作了标准化，即</text:span><text:span text:style-name="T2">RFC2246</text:span><text:span text:style-name="T4">，并将其称为</text:span><text:span text:style-name="T2">TLS</text:span><text:span text:style-name="T4">（</text:span><text:span text:style-name="T2">Transport Layer Security</text:span><text:span text:style-name="T4">），从技术上讲，</text:span><text:span text:style-name="T2">TLS1.0</text:span><text:span text:style-name="T4">与</text:span><text:span text:style-name="T2">SSL3.0</text:span><text:span text:style-name="T4">的差别非常微小。</text:span></text:p>
      <text:h text:style-name="Heading_20_2" text:outline-level="2"><text:span text:style-name="T1">1.3  SSL</text:span>工作原理</text:h>
      <text:p text:style-name="Text_20_body">SSL协议使用不对称加密技术实现会话双方之间信息的安全传递。可以实现信息传递的保密性、完整性，并且会话双方能鉴别对方身份。不同于常用的http协议，我们在与网站建立SSL安全连接时使用https协议，即采用https://ip:port/的方式来访问。</text:p>
      <text:p text:style-name="Text_20_body"><text:span text:style-name="T4">当我们与一个网站建立</text:span><text:span text:style-name="T2">https</text:span><text:span text:style-name="T4">连接时，我们的浏览器与</text:span><text:span text:style-name="T2">Web Server</text:span><text:span text:style-name="T4">之间要经过一个握手的过程来完成身份鉴定与密钥交换，从而建立安全连接。具体过程如下： </text:span></text:p>
      <text:list xml:id="list3772473991" text:style-name="L1">
        <text:list-item>
          <text:p text:style-name="P5"><text:span text:style-name="T4">用户浏览器将其</text:span><text:span text:style-name="T2">SSL</text:span><text:span text:style-name="T4">版本号、加密设置参数、与</text:span><text:span text:style-name="T2">session</text:span><text:span text:style-name="T4">有关的数据以及其它一些必要信息发送到server。 </text:span></text:p>
        </text:list-item>
        <text:list-item>
          <text:p text:style-name="P5"><text:span text:style-name="T4">server将其</text:span><text:span text:style-name="T2">SSL</text:span><text:span text:style-name="T4">版本号、加密设置参数、与</text:span><text:span text:style-name="T2">session</text:span><text:span text:style-name="T4">有关的数据以及其它一些必要信息发送给浏览器，同时发给浏览器的还有</text:span><text:span text:style-name="T4">server的证书。如果配置服务器的</text:span><text:span text:style-name="T2">SSL</text:span><text:span text:style-name="T4">需要验证用户身份，还要发出请求要求浏览器提供用户证书。 </text:span></text:p>
        </text:list-item>
        <text:list-item>
          <text:p text:style-name="P5"><text:span text:style-name="T4">客户端检查服务器证书，如果检查失败，提示不能建立</text:span><text:span text:style-name="T2">SSL</text:span><text:span text:style-name="T4">连接。如果成功，那么继续。 </text:span></text:p>
        </text:list-item>
        <text:list-item>
          <text:p text:style-name="P5"><text:span text:style-name="T4">客户端浏览器为本次会话生成</text:span><text:span text:style-name="T2">div-master secret</text:span><text:span text:style-name="T4">，并将其用服务器公钥加密后发送给服务器。 </text:span></text:p>
        </text:list-item>
        <text:list-item>
          <text:p text:style-name="P6">如果服务器要求鉴别客户身份，客户端还要再对另外一些数据签名后并将其与客户端证书一起发送给服务器。 </text:p>
        </text:list-item>
        <text:list-item>
          <text:p text:style-name="P5"><text:span text:style-name="T4">如果服务器要求鉴别客户身份，则检查签署客户证书的</text:span><text:span text:style-name="T2">CA</text:span><text:span text:style-name="T4">是否可信。如果不在信任列表中，结束本次会话。如果检查通过，服务器用自己的私钥解密收到的</text:span><text:span text:style-name="T2">div-master secret</text:span><text:span text:style-name="T4">，并用它通过某些算法生成本次会话的</text:span><text:span text:style-name="T2">master secret</text:span><text:span text:style-name="T4">。 </text:span></text:p>
        </text:list-item>
        <text:list-item>
          <text:p text:style-name="P5"><text:span text:style-name="T4">客户端与服务器均使用此</text:span><text:span text:style-name="T2">master secret</text:span><text:span text:style-name="T4">生成本次会话的会话密钥</text:span><text:span text:style-name="T2">(</text:span><text:span text:style-name="T4">对称密钥</text:span><text:span text:style-name="T2">)</text:span><text:span text:style-name="T4">。在双方</text:span><text:span text:style-name="T2">SSL</text:span><text:span text:style-name="T4">握手结束后传递任何消息均使用此会话密钥。这样做的主要原因是对称加密比非对称加密的运算量低一个数量级以上，能够显著提高双方会话时的运算速度。 </text:span></text:p>
        </text:list-item>
        <text:list-item>
          <text:p text:style-name="P5"><text:span text:style-name="T4">客户端通知服务器此后发送的消息都使用这个会话密钥进行加密。并通知服务器客户端已经完成本次</text:span><text:span text:style-name="T2">SSL</text:span><text:span text:style-name="T4">握手。 </text:span></text:p>
        </text:list-item>
        <text:list-item>
          <text:p text:style-name="P5"><text:span text:style-name="T4">服务器通知客户端此后发送的消息都使用这个会话密钥进行加密。并通知客户端服务器已经完成本次</text:span><text:span text:style-name="T2">SSL</text:span><text:span text:style-name="T4">握手。 </text:span></text:p>
        </text:list-item>
        <text:list-item>
          <text:p text:style-name="P4"><text:span text:style-name="T4">本次握手过程结束，会话已经建立。双方使用同一个会话密钥分别对发送以及接受的信息进行加、解密。</text:span> </text:p>
        </text:list-item>
      </text:list>
      <text:h text:style-name="Heading_20_1" text:outline-level="1"><text:soft-page-break/><text:span text:style-name="T5">二  </text:span>            <text:span text:style-name="T5">配置步骤</text:span></text:h>
      <text:h text:style-name="Heading_20_2" text:outline-level="2"><text:span text:style-name="T1">2.1  </text:span>建立自己的<text:span text:style-name="T1">CA</text:span>证书</text:h>
      <text:p text:style-name="Text_20_body"><text:span text:style-name="T2">1</text:span><text:span text:style-name="T4">．在</text:span><text:span text:style-name="T2">openssl</text:span><text:span text:style-name="T4">的</text:span><text:span text:style-name="T2">apps</text:span><text:span text:style-name="T4">目录下建立自己的</text:span><text:span text:style-name="T2">CA</text:span><text:span text:style-name="T4">目录，例如：</text:span><text:span text:style-name="T2">mageCA</text:span></text:p>
      <text:p text:style-name="P2">mkdir mageCA</text:p>
      <text:p text:style-name="Text_20_body"><text:span text:style-name="T2">2</text:span><text:span text:style-name="T4">．生成</text:span><text:span text:style-name="T2">CA</text:span><text:span text:style-name="T4">密钥</text:span></text:p>
      <text:p text:style-name="Text_20_body"><text:span text:style-name="Source_20_Text"><text:span text:style-name="T3">openssl genrsa -out mageCA/ca-key.pem 1024</text:span></text:span></text:p>
      <text:p text:style-name="Text_20_body"><text:span text:style-name="Source_20_Text"><text:span text:style-name="T2">genrsa </text:span></text:span><text:span text:style-name="Source_20_Text">[产生密钥命令] –</text:span><text:span text:style-name="Source_20_Text"><text:span text:style-name="T2">out</text:span></text:span><text:span text:style-name="Source_20_Text">[密钥文件输出路径] </text:span><text:span text:style-name="Source_20_Text"><text:span text:style-name="T2">1024 [</text:span></text:span><text:span text:style-name="Source_20_Text">密钥位数</text:span><text:span text:style-name="Source_20_Text"><text:span text:style-name="T2">]</text:span></text:span></text:p>
      <text:p text:style-name="Text_20_body"><text:span text:style-name="T2">3</text:span><text:span text:style-name="T4">．生成待签名的证书</text:span></text:p>
      <text:p text:style-name="Text_20_body"><text:span text:style-name="Source_20_Text"><text:span text:style-name="T3">openssl req -new -out mageCA/ca-req.csr -key mageCA/ca-key.pem</text:span></text:span></text:p>
      <text:p text:style-name="Text_20_body"><text:span text:style-name="Source_20_Text"><text:span text:style-name="T2">req[</text:span></text:span><text:span text:style-name="Source_20_Text">产生证书命令</text:span><text:span text:style-name="Source_20_Text"><text:span text:style-name="T2">]-new[</text:span></text:span><text:span text:style-name="Source_20_Text">新生成</text:span><text:span text:style-name="Source_20_Text"><text:span text:style-name="T2">]-out[</text:span></text:span><text:span text:style-name="Source_20_Text">证书文件输出路径</text:span><text:span text:style-name="Source_20_Text"><text:span text:style-name="T2">]-key[</text:span></text:span><text:span text:style-name="Source_20_Text">私钥文件路径]</text:span></text:p>
      <text:p text:style-name="Text_20_body"><text:span text:style-name="T2">4</text:span><text:span text:style-name="T4">．用</text:span><text:span text:style-name="T2">CA</text:span><text:span text:style-name="T4">私钥自签名</text:span></text:p>
      <text:p text:style-name="Text_20_body"><text:span text:style-name="Source_20_Text"><text:span text:style-name="T6">openssl x509 -req -in mageCA/ca-req.csr -out mageCA/ca-cert.pem -signkey mageCA/ca-key.pem -days 365</text:span></text:span></text:p>
      <text:p text:style-name="Text_20_body"><text:span text:style-name="Source_20_Text">x509[</text:span><text:span text:style-name="Source_20_Text"><text:span text:style-name="T4">签发</text:span></text:span><text:span text:style-name="Source_20_Text"><text:span text:style-name="T2">x509</text:span></text:span><text:span text:style-name="Source_20_Text"><text:span text:style-name="T4">证书命令</text:span></text:span><text:span text:style-name="Source_20_Text"><text:span text:style-name="T2">]-req[</text:span></text:span><text:span text:style-name="Source_20_Text"><text:span text:style-name="T4">输入待签发证书</text:span></text:span><text:span text:style-name="Source_20_Text"><text:span text:style-name="T2">]-in[</text:span></text:span><text:span text:style-name="Source_20_Text"><text:span text:style-name="T4">输入待签发证书文件路径</text:span></text:span><text:span text:style-name="Source_20_Text"><text:span text:style-name="T2">]-out[</text:span></text:span><text:span text:style-name="Source_20_Text"><text:span text:style-name="T4">产生</text:span></text:span><text:span text:style-name="Source_20_Text"><text:span text:style-name="T2">x509</text:span></text:span><text:span text:style-name="Source_20_Text"><text:span text:style-name="T4">证书文件输出路径</text:span></text:span><text:span text:style-name="Source_20_Text"><text:span text:style-name="T2">]-signkey[</text:span></text:span><text:span text:style-name="Source_20_Text"><text:span text:style-name="T4">自签发密钥文件路径</text:span></text:span><text:span text:style-name="Source_20_Text"><text:span text:style-name="T2">]-days[</text:span></text:span><text:span text:style-name="Source_20_Text"><text:span text:style-name="T4">证书有效期</text:span></text:span><text:span text:style-name="Source_20_Text"><text:span text:style-name="T2">]–CA[</text:span></text:span><text:span text:style-name="Source_20_Text"><text:span text:style-name="T4">签发跟证书</text:span></text:span><text:span text:style-name="Source_20_Text"><text:span text:style-name="T2">]-Cakey[</text:span></text:span><text:span text:style-name="Source_20_Text"><text:span text:style-name="T4">根证书密钥文件</text:span></text:span><text:span text:style-name="Source_20_Text"><text:span text:style-name="T2">] –Cacreateserial[</text:span></text:span><text:span text:style-name="Source_20_Text"><text:span text:style-name="T4">创建序列号</text:span></text:span><text:span text:style-name="Source_20_Text"><text:span text:style-name="T2">]</text:span></text:span></text:p>
      <text:p text:style-name="Text_20_body">[注] 将自动生成的ca-key.pem文件拷贝到创建的CA目录下.。</text:p>
      <text:p text:style-name="Standard"/>
      <text:p text:style-name="P7">Node.js Express using SSL example</text:p>
      <text:p text:style-name="Standard"/>
      <text:p text:style-name="Preformatted_20_Text"><text:span text:style-name="Source_20_Text">var express = require('express');</text:span></text:p>
      <text:p text:style-name="Preformatted_20_Text"><text:span text:style-name="Source_20_Text">var https = require('https');</text:span></text:p>
      <text:p text:style-name="Preformatted_20_Text"><text:span text:style-name="Source_20_Text">var http = require('http');</text:span></text:p>
      <text:p text:style-name="Preformatted_20_Text"><text:span text:style-name="Source_20_Text">var fs = require('fs');</text:span></text:p>
      <text:p text:style-name="Preformatted_20_Text"/>
      <text:p text:style-name="Preformatted_20_Text"><text:span text:style-name="Source_20_Text">// This line is from the Node.js HTTPS documentation.</text:span></text:p>
      <text:p text:style-name="Preformatted_20_Text"><text:span text:style-name="Source_20_Text">var options = {</text:span></text:p>
      <text:p text:style-name="Preformatted_20_Text"><text:span text:style-name="Source_20_Text"><text:s text:c="2"/>key: fs.readFileSync('test/fixtures/keys/agent2-key.pem'),</text:span></text:p>
      <text:p text:style-name="Preformatted_20_Text"><text:span text:style-name="Source_20_Text"><text:s text:c="2"/>cert: fs.readFileSync('test/fixtures/keys/agent2-cert.pem')</text:span></text:p>
      <text:p text:style-name="Preformatted_20_Text"><text:span text:style-name="Source_20_Text">};</text:span></text:p>
      <text:p text:style-name="Preformatted_20_Text"/>
      <text:p text:style-name="Preformatted_20_Text"><text:span text:style-name="Source_20_Text">// Create a service (the app object is just a callback).</text:span></text:p>
      <text:p text:style-name="Preformatted_20_Text"><text:span text:style-name="Source_20_Text">var app = express();</text:span></text:p>
      <text:p text:style-name="Preformatted_20_Text"/>
      <text:p text:style-name="Preformatted_20_Text"><text:span text:style-name="Source_20_Text">// Create an HTTP service.</text:span></text:p>
      <text:p text:style-name="Preformatted_20_Text"><text:span text:style-name="Source_20_Text">http.createServer(app).listen(80);</text:span></text:p>
      <text:p text:style-name="Preformatted_20_Text"><text:span text:style-name="Source_20_Text">// Create an HTTPS service identical to the HTTP service.</text:span></text:p>
      <text:p text:style-name="P1"><text:span text:style-name="Source_20_Text">https.createServer(options, app).listen(443);</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Devanagari1" svg:font-family="'Lohit Devanagar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Devanagari"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Devanagari"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an Xing</meta:initial-creator>
    <meta:creation-date>2013-07-03T16:01:49</meta:creation-date>
    <dc:date>2013-07-03T16:16:08</dc:date>
    <dc:creator>Kuan Xing</dc:creator>
    <meta:editing-duration>PT13M34S</meta:editing-duration>
    <meta:editing-cycles>6</meta:editing-cycles>
    <meta:generator>LibreOffice/3.4$Unix LibreOffice_project/340m1$Build-502</meta:generator>
    <meta:printed-by>Kuan Xing</meta:printed-by>
    <meta:print-date>2013-07-03T16:04:08</meta:print-date>
    <meta:document-statistic meta:table-count="0" meta:image-count="0" meta:object-count="0" meta:page-count="2" meta:paragraph-count="46" meta:word-count="372" meta:character-count="2520" meta:non-whitespace-character-count="2693"/>
  </office:meta>
</office:document-meta>
</file>